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Jobs:</text:p>
      <text:p text:style-name="Standard"/>
      <text:p text:style-name="Standard">Improvement to phpDocumentor style code comments. My code comments are crap, I doubt they parse. There are probably comments thats don't make any sense because I cut from one module and paste into another, then changed everything except the comments. This is also good way to learn the codebase. You read the code, you describe what it does, you generate coherent phpdoc man pages, you help others. </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Stats and graphs. Currently we use JpGraph to generate captchas. Evidently this is overkill. <text:s/>JpGraph is foresight combined with laziness. Statistical representation of sux0r data using JpGraph is something I encourage coders to explore.</text:p>
      <text:p text:style-name="Standard"/>
      <text:p text:style-name="Standard">-=-=-</text:p>
      <text:p text:style-name="Standard"/>
      <text:p text:style-name="Standard">In most cases, if there is no corresponding<text:span text:style-name="T1"> history table, the original submitter's users_id is reta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9-29T15:55:21</dc:date>
    <meta:editing-cycles>100</meta:editing-cycles>
    <meta:editing-duration>PT1H54M57S</meta:editing-duration>
    <meta:user-defined meta:name="Info 1"/>
    <meta:user-defined meta:name="Info 2"/>
    <meta:user-defined meta:name="Info 3"/>
    <meta:user-defined meta:name="Info 4"/>
    <meta:document-statistic meta:table-count="0" meta:image-count="0" meta:object-count="0" meta:page-count="2" meta:paragraph-count="28" meta:word-count="783" meta:character-count="4720"/>
  </office:meta>
</office:document-meta>
</file>